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automatic-styles>
    <style:style style:name="FormatedText" style:family="table">
      <style:table-properties style:width="17cm" table:align="margins" style:shadow="none" style:may-break-between-rows="true" style:writing-mode="lr-tb" table:border-model="collapsing"/>
    </style:style>
    <style:style style:name="FormatedText.A" style:family="table-column">
      <style:table-column-properties style:column-width="3.113cm" style:rel-column-width="12001*"/>
    </style:style>
    <style:style style:name="FormatedText.B" style:family="table-column">
      <style:table-column-properties style:column-width="4.886cm" style:rel-column-width="18835*"/>
    </style:style>
    <style:style style:name="FormatedText.C" style:family="table-column">
      <style:table-column-properties style:column-width="9.001cm" style:rel-column-width="34699*"/>
    </style:style>
    <style:style style:name="FormatedText.1" style:family="table-row">
      <style:table-row-properties fo:keep-together="auto"/>
    </style:style>
    <style:style style:name="FormatedTex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ormatedText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ormatedTex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ormatedText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ormatedText.7" style:family="table-row">
      <style:table-row-properties style:min-row-height="0.822cm" fo:keep-together="auto"/>
    </style:style>
    <style:style style:name="Tabela1" style:family="table">
      <style:table-properties style:width="7.994cm" table:align="left" style:shadow="none" style:may-break-between-rows="true" style:writing-mode="lr-tb" table:border-model="collapsing"/>
    </style:style>
    <style:style style:name="Tabela1.A" style:family="table-column">
      <style:table-column-properties style:column-width="3.112cm"/>
    </style:style>
    <style:style style:name="Tabela1.B" style:family="table-column">
      <style:table-column-properties style:column-width="4.88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1819e3"/>
    </style:style>
    <style:style style:name="P2" style:family="paragraph" style:parent-style-name="Standard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3" style:family="paragraph" style:parent-style-name="Text_20_body">
      <style:text-properties fo:language="en" fo:country="US" style:text-underline-style="solid" style:text-underline-width="auto" style:text-underline-color="font-color" officeooo:rsid="001819e3" officeooo:paragraph-rsid="002ca85f"/>
    </style:style>
    <style:style style:name="P4" style:family="paragraph" style:parent-style-name="Text_20_body">
      <style:text-properties fo:language="en" fo:country="US" officeooo:rsid="00160fb3" officeooo:paragraph-rsid="00160fb3"/>
    </style:style>
    <style:style style:name="P5" style:family="paragraph" style:parent-style-name="Text_20_body">
      <style:text-properties fo:language="en" fo:country="US" officeooo:rsid="001725e0" officeooo:paragraph-rsid="001725e0"/>
    </style:style>
    <style:style style:name="P6" style:family="paragraph" style:parent-style-name="Title">
      <style:text-properties fo:language="en" fo:country="US" officeooo:rsid="000fa34a" officeooo:paragraph-rsid="000fa34a" style:language-asian="zxx" style:country-asian="none" style:language-complex="zxx" style:country-complex="none"/>
    </style:style>
    <style:style style:name="P7" style:family="paragraph" style:parent-style-name="Title">
      <style:text-properties fo:language="en" fo:country="US" officeooo:rsid="000d4b06" officeooo:paragraph-rsid="00147e4a" style:language-asian="zxx" style:country-asian="none" style:language-complex="zxx" style:country-complex="none"/>
    </style:style>
    <style:style style:name="P8" style:family="paragraph" style:parent-style-name="Text_20_body">
      <style:paragraph-properties style:writing-mode="lr-tb"/>
      <style:text-properties fo:language="en" fo:country="US" officeooo:rsid="00474e12" officeooo:paragraph-rsid="004c6bf1"/>
    </style:style>
    <style:style style:name="P9" style:family="paragraph" style:parent-style-name="Text_20_body">
      <style:text-properties officeooo:rsid="00204069" officeooo:paragraph-rsid="00204069"/>
    </style:style>
    <style:style style:name="P10" style:family="paragraph" style:parent-style-name="Text_20_body">
      <style:text-properties officeooo:rsid="00219469" officeooo:paragraph-rsid="00219469"/>
    </style:style>
    <style:style style:name="P11" style:family="paragraph" style:parent-style-name="Text_20_body">
      <style:text-properties officeooo:rsid="0045cec3" officeooo:paragraph-rsid="0045cec3"/>
    </style:style>
    <style:style style:name="P12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paragraph-rsid="000fa34a"/>
    </style:style>
    <style:style style:name="P13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rsid="003abbdf" officeooo:paragraph-rsid="003abbdf"/>
    </style:style>
    <style:style style:name="P14" style:family="paragraph" style:parent-style-name="Text_20_body">
      <style:text-properties fo:font-style="normal" officeooo:rsid="00211250" officeooo:paragraph-rsid="00211250" style:font-style-asian="normal" style:font-style-complex="normal"/>
    </style:style>
    <style:style style:name="P15" style:family="paragraph" style:parent-style-name="Text_20_body">
      <style:text-properties officeooo:rsid="00238076" officeooo:paragraph-rsid="00238076"/>
    </style:style>
    <style:style style:name="P16" style:family="paragraph" style:parent-style-name="Text_20_body">
      <style:text-properties officeooo:rsid="00474e12" officeooo:paragraph-rsid="00474e12"/>
    </style:style>
    <style:style style:name="P17" style:family="paragraph" style:parent-style-name="Header_20_right">
      <style:text-properties fo:language="en" fo:country="US" officeooo:rsid="000fa34a" officeooo:paragraph-rsid="007ef77f" style:language-asian="zxx" style:country-asian="none" style:language-complex="zxx" style:country-complex="none"/>
    </style:style>
    <style:style style:name="P18" style:family="paragraph" style:parent-style-name="Header_20_right">
      <style:paragraph-properties fo:break-before="page" style:writing-mode="lr-tb"/>
      <style:text-properties fo:language="en" fo:country="US" officeooo:rsid="000fa34a" officeooo:paragraph-rsid="0080f429" style:language-asian="zxx" style:country-asian="none" style:language-complex="zxx" style:country-complex="none"/>
    </style:style>
    <style:style style:name="P19" style:family="paragraph" style:parent-style-name="Header_20_right">
      <style:paragraph-properties fo:break-before="page"/>
      <style:text-properties fo:language="en" fo:country="US" officeooo:rsid="000fa34a" officeooo:paragraph-rsid="0080f429" style:language-asian="zxx" style:country-asian="none" style:language-complex="zxx" style:country-complex="none"/>
    </style:style>
    <style:style style:name="P20" style:family="paragraph" style:parent-style-name="Heading_20_1">
      <style:paragraph-properties style:writing-mode="lr-tb"/>
      <style:text-properties fo:language="en" fo:country="US" officeooo:rsid="00147e4a" officeooo:paragraph-rsid="00147e4a"/>
    </style:style>
    <style:style style:name="P21" style:family="paragraph" style:parent-style-name="Heading_20_1">
      <style:text-properties officeooo:rsid="00204069" officeooo:paragraph-rsid="00204069"/>
    </style:style>
    <style:style style:name="P22" style:family="paragraph" style:parent-style-name="Heading_20_1">
      <style:text-properties officeooo:rsid="002a53d0" officeooo:paragraph-rsid="002a53d0"/>
    </style:style>
    <style:style style:name="P23" style:family="paragraph" style:parent-style-name="Heading_20_1">
      <style:text-properties officeooo:rsid="002e4d9f" officeooo:paragraph-rsid="002e4d9f"/>
    </style:style>
    <style:style style:name="P24" style:family="paragraph" style:parent-style-name="Heading_20_1">
      <style:text-properties officeooo:rsid="0045cec3" officeooo:paragraph-rsid="0045cec3"/>
    </style:style>
    <style:style style:name="P25" style:family="paragraph" style:parent-style-name="Preformatted_20_Text">
      <style:paragraph-properties fo:margin-top="0.402cm" fo:margin-bottom="0.402cm" style:contextual-spacing="false" fo:text-align="center" style:justify-single-word="false"/>
      <style:text-properties officeooo:rsid="003abbdf" officeooo:paragraph-rsid="003abbdf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a331" officeooo:paragraph-rsid="0075a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d169" officeooo:paragraph-rsid="0071d1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9ba7" officeooo:paragraph-rsid="00779b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9ba7" officeooo:paragraph-rsid="007827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278e" officeooo:paragraph-rsid="007827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b4d14" officeooo:paragraph-rsid="007b4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5a331" officeooo:paragraph-rsid="0075a3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5a331" officeooo:paragraph-rsid="0076e0d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ext_20_body" style:list-style-name="L1">
      <style:text-properties officeooo:rsid="002a53d0" officeooo:paragraph-rsid="002a53d0"/>
    </style:style>
    <style:style style:name="P37" style:family="paragraph" style:parent-style-name="Text_20_body" style:list-style-name="L2">
      <style:text-properties officeooo:rsid="002e4d9f" officeooo:paragraph-rsid="002e4d9f"/>
    </style:style>
    <style:style style:name="P38" style:family="paragraph" style:parent-style-name="Text_20_body" style:list-style-name="L2">
      <style:text-properties officeooo:rsid="003364b9" officeooo:paragraph-rsid="003364b9"/>
    </style:style>
    <style:style style:name="P39" style:family="paragraph" style:parent-style-name="Text_20_body" style:list-style-name="L2">
      <style:text-properties officeooo:rsid="003fdf81" officeooo:paragraph-rsid="003fdf81"/>
    </style:style>
    <style:style style:name="P40" style:family="paragraph" style:parent-style-name="Text_20_body" style:list-style-name="L2">
      <style:text-properties officeooo:rsid="00413c25" officeooo:paragraph-rsid="00413c25"/>
    </style:style>
    <style:style style:name="P41" style:family="paragraph" style:parent-style-name="Text_20_body">
      <style:paragraph-properties style:writing-mode="lr-tb"/>
      <style:text-properties fo:font-style="normal" officeooo:rsid="00474e12" officeooo:paragraph-rsid="004b996d" style:font-style-asian="normal" style:font-style-complex="normal"/>
    </style:style>
    <style:style style:name="P42" style:family="paragraph" style:parent-style-name="Text_20_body">
      <style:paragraph-properties style:writing-mode="lr-tb"/>
      <style:text-properties fo:font-style="normal" officeooo:rsid="0055bc46" officeooo:paragraph-rsid="004b996d" style:font-style-asian="normal" style:font-style-complex="normal"/>
    </style:style>
    <style:style style:name="P43" style:family="paragraph" style:parent-style-name="Text_20_body">
      <style:paragraph-properties style:writing-mode="lr-tb"/>
      <style:text-properties fo:font-style="normal" officeooo:rsid="0076e0d8" officeooo:paragraph-rsid="00584dbe" style:font-style-asian="normal" style:font-style-complex="normal"/>
    </style:style>
    <style:style style:name="P44" style:family="paragraph" style:parent-style-name="Text_20_body">
      <style:paragraph-properties style:writing-mode="lr-tb"/>
      <style:text-properties fo:font-style="normal" officeooo:rsid="00814467" officeooo:paragraph-rsid="00814467" style:font-style-asian="normal" style:font-style-complex="normal"/>
    </style:style>
    <style:style style:name="P45" style:family="paragraph" style:parent-style-name="Text_20_body">
      <style:paragraph-properties style:writing-mode="lr-tb"/>
      <style:text-properties fo:font-style="normal" officeooo:rsid="00828a01" officeooo:paragraph-rsid="00828a01" style:font-style-asian="normal" style:font-style-complex="normal"/>
    </style:style>
    <style:style style:name="P46" style:family="paragraph" style:parent-style-name="Text_20_body" style:list-style-name="L3">
      <style:paragraph-properties style:writing-mode="lr-tb"/>
      <style:text-properties officeooo:rsid="00584dbe" officeooo:paragraph-rsid="0076e0d8"/>
    </style:style>
    <style:style style:name="P47" style:family="paragraph" style:parent-style-name="Text_20_body">
      <style:paragraph-properties style:writing-mode="lr-tb"/>
      <style:text-properties officeooo:rsid="00584dbe" officeooo:paragraph-rsid="0076e0d8"/>
    </style:style>
    <style:style style:name="P48" style:family="paragraph" style:parent-style-name="Text_20_body" style:list-style-name="L3">
      <style:paragraph-properties style:writing-mode="lr-tb"/>
      <style:text-properties officeooo:rsid="0076e0d8" officeooo:paragraph-rsid="0076e0d8"/>
    </style:style>
    <style:style style:name="P49" style:family="paragraph" style:parent-style-name="Title">
      <style:text-properties fo:language="en" fo:country="US" officeooo:rsid="000d4b06" officeooo:paragraph-rsid="00147e4a" style:language-asian="zxx" style:country-asian="none" style:language-complex="zxx" style:country-complex="none"/>
    </style:style>
    <style:style style:name="T1" style:family="text">
      <style:text-properties officeooo:rsid="002a432c"/>
    </style:style>
    <style:style style:name="T2" style:family="text">
      <style:text-properties fo:color="#d9ff00" loext:opacity="100%" fo:language="en" fo:country="US"/>
    </style:style>
    <style:style style:name="T3" style:family="text">
      <style:text-properties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4" style:family="text">
      <style:text-properties fo:language="en" fo:country="US" fo:font-style="normal" officeooo:rsid="000e9e5c" style:language-asian="zxx" style:country-asian="none" style:font-style-asian="normal" style:language-complex="zxx" style:country-complex="none" style:font-style-complex="normal"/>
    </style:style>
    <style:style style:name="T5" style:family="text">
      <style:text-properties fo:language="en" fo:country="US" officeooo:rsid="000fa34a" style:language-asian="zxx" style:country-asian="none" style:language-complex="zxx" style:country-complex="none"/>
    </style:style>
    <style:style style:name="T6" style:family="text">
      <style:text-properties fo:language="en" fo:country="US" officeooo:rsid="002a432c" style:language-asian="zxx" style:country-asian="none" style:language-complex="zxx" style:country-complex="none"/>
    </style:style>
    <style:style style:name="T7" style:family="text">
      <style:text-properties officeooo:rsid="001819e3"/>
    </style:style>
    <style:style style:name="T8" style:family="text">
      <style:text-properties style:text-underline-style="none"/>
    </style:style>
    <style:style style:name="T9" style:family="text">
      <style:text-properties officeooo:rsid="0021125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11250" style:font-style-asian="italic" style:font-style-complex="italic"/>
    </style:style>
    <style:style style:name="T12" style:family="text">
      <style:text-properties fo:font-style="italic" officeooo:rsid="00225b64" style:font-style-asian="italic" style:font-style-complex="italic"/>
    </style:style>
    <style:style style:name="T13" style:family="text">
      <style:text-properties fo:font-style="italic" officeooo:rsid="007a8011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11250" style:font-style-asian="normal" style:font-style-complex="normal"/>
    </style:style>
    <style:style style:name="T16" style:family="text">
      <style:text-properties fo:font-style="normal" officeooo:rsid="00238076" style:font-style-asian="normal" style:font-style-complex="normal"/>
    </style:style>
    <style:style style:name="T17" style:family="text">
      <style:text-properties fo:font-style="normal" officeooo:rsid="0023b453" style:font-style-asian="normal" style:font-style-complex="normal"/>
    </style:style>
    <style:style style:name="T18" style:family="text">
      <style:text-properties fo:font-style="normal" officeooo:rsid="00421ec5" style:font-style-asian="normal" style:font-style-complex="normal"/>
    </style:style>
    <style:style style:name="T19" style:family="text">
      <style:text-properties fo:font-style="normal" officeooo:rsid="00438375" style:font-style-asian="normal" style:font-style-complex="normal"/>
    </style:style>
    <style:style style:name="T20" style:family="text">
      <style:text-properties fo:font-style="normal" officeooo:rsid="00493d55" style:font-style-asian="normal" style:font-style-complex="normal"/>
    </style:style>
    <style:style style:name="T21" style:family="text">
      <style:text-properties fo:font-style="normal" officeooo:rsid="004a6230" style:font-style-asian="normal" style:font-style-complex="normal"/>
    </style:style>
    <style:style style:name="T22" style:family="text">
      <style:text-properties fo:font-style="normal" officeooo:rsid="0055bc46" style:font-style-asian="normal" style:font-style-complex="normal"/>
    </style:style>
    <style:style style:name="T23" style:family="text">
      <style:text-properties officeooo:rsid="002ae48e"/>
    </style:style>
    <style:style style:name="T24" style:family="text">
      <style:text-properties officeooo:rsid="002f9c85"/>
    </style:style>
    <style:style style:name="T25" style:family="text">
      <style:text-properties officeooo:rsid="003364b9"/>
    </style:style>
    <style:style style:name="T26" style:family="text">
      <style:text-properties officeooo:rsid="00368fa4"/>
    </style:style>
    <style:style style:name="T27" style:family="text">
      <style:text-properties officeooo:rsid="0071d169"/>
    </style:style>
    <style:style style:name="T28" style:family="text">
      <style:text-properties officeooo:rsid="0075a331"/>
    </style:style>
    <style:style style:name="T29" style:family="text">
      <style:text-properties officeooo:rsid="007a8011"/>
    </style:style>
    <style:style style:name="T30" style:family="text">
      <style:text-properties officeooo:rsid="007b2f58"/>
    </style:style>
    <style:style style:name="T31" style:family="text">
      <style:text-properties officeooo:rsid="007fe0ae"/>
    </style:style>
    <style:style style:name="T32" style:family="text">
      <style:text-properties officeooo:rsid="0080c4f1"/>
    </style:style>
    <style:style style:name="T33" style:family="text">
      <style:text-properties officeooo:rsid="0080f429"/>
    </style:style>
    <style:style style:name="T34" style:family="text">
      <style:text-properties style:font-name="Ubuntu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32">Edit</text:span><text:span text:style-name="T31">: </text:span>March <text:span text:style-name="T1">1</text:span><text:span text:style-name="T31">4</text:span> 2023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>Caligrafo</text:p>
      <text:p text:style-name="P6">Planning Document</text:p>
      <text:p text:style-name="P12"><text:a xlink:type="simple" xlink:href="https://github.com/Zvorky/Caligrafo" text:style-name="Internet_20_link" text:visited-style-name="Visited_20_Internet_20_Link"><text:span text:style-name="T4">G</text:span></text:a><text:a xlink:type="simple" xlink:href="https://github.com/Zvorky/Caligrafo" text:style-name="Internet_20_link" text:visited-style-name="Visited_20_Internet_20_Link"><text:span text:style-name="T3">it</text:span></text:a><text:a xlink:type="simple" xlink:href="https://github.com/Zvorky/Caligrafo" text:style-name="Internet_20_link" text:visited-style-name="Visited_20_Internet_20_Link"><text:span text:style-name="T4">H</text:span></text:a><text:a xlink:type="simple" xlink:href="https://github.com/Zvorky/Caligrafo" text:style-name="Internet_20_link" text:visited-style-name="Visited_20_Internet_20_Link"><text:span text:style-name="T3">ub.com/Zvorky/Caligrafo</text:span></text:a></text:p>
      <text:p text:style-name="P13"/>
      <text:p text:style-name="P13">The creative process to rise up the project.</text:p>
      <text:p text:style-name="P18"><text:span text:style-name="T5">March </text:span><text:span text:style-name="T6">10</text:span><text:span text:style-name="T5"> 2023</text:span></text:p>
      <text:h text:style-name="P20" text:outline-level="1">The Idea</text:h>
      <text:p text:style-name="P4">Work with alignments for texts, essentially when printing at terminal.</text:p>
      <text:p text:style-name="P4">The same functions to align and stylize the printed text can be used to write into text files.</text:p>
      <text:p text:style-name="P5">It<text:span text:style-name="T7"> </text:span>can support lists, tables, and some others text structures <text:span text:style-name="T26">in the future</text:span>… 🤔</text:p>
      <text:p text:style-name="P8"><text:span text:style-name="T20">I’d like to use many blocks of text in the same page, </text:span><text:span text:style-name="T21">maybe with overlaps</text:span><text:span text:style-name="T20">, it would be cool…</text:span></text:p>
      <text:p text:style-name="P5"/>
      <text:p text:style-name="P1">The goal<text:span text:style-name="T8"> is to turn simple text formatting easier, allowing us to make more fancy CLIs and text files quickly.</text:span></text:p>
      <text:p text:style-name="P1"/>
      <text:p text:style-name="P1"/>
      <text:p text:style-name="P1"/>
      <text:p text:style-name="P1"/>
      <text:p text:style-name="P1"/>
      <text:p text:style-name="P1"/>
      <text:h text:style-name="P21" text:outline-level="1">The Code</text:h>
      <text:p text:style-name="P9">Object Oriented, the Caligrafo can be a class itself, who makes the actions, or…</text:p>
      <text:p text:style-name="P9">The formatted text as a class, that can be converted <text:span text:style-name="T9">from/into </text:span><text:span text:style-name="T11">str</text:span><text:span text:style-name="T15">.</text:span></text:p>
      <text:p text:style-name="P14">Or maybe both…</text:p>
      <text:p text:style-name="P14"/>
      <text:p text:style-name="P10"><text:span text:style-name="T14">With the Caligrafo being a class itself I mean the text would be the simple </text:span><text:span text:style-name="T10">st</text:span><text:span text:style-name="T12">r </text:span><text:span text:style-name="T14">yet, </text:span><text:span text:style-name="T16">but</text:span><text:span text:style-name="T14"> </text:span><text:span text:style-name="T16">with the formatting applied.</text:span></text:p>
      <text:p text:style-name="P15"><text:span text:style-name="T14">But with the formatted text as a class, we have more versatility to use the functions one just before other, and still can get the simple </text:span><text:span text:style-name="T17">text.</text:span></text:p>
      <text:p text:style-name="P19"><text:span text:style-name="T5">March </text:span><text:span text:style-name="T6">10</text:span><text:span text:style-name="T5"> 2023</text:span></text:p>
      <text:h text:style-name="P22" text:outline-level="1"><text:span text:style-name="T23">Basic </text:span>Utilities</text:h>
      <text:p text:style-name="Preformatted_20_Text">The initial goal</text:p>
      <text:p text:style-name="Preformatted_20_Text"/>
      <text:list xml:id="list4259305446" text:style-name="L1">
        <text:list-item>
          <text:p text:style-name="P36">Paragraph spacing</text:p>
        </text:list-item>
        <text:list-item>
          <text:p text:style-name="P36">Horizontal Alignment (Left, Center, Right, <text:span text:style-name="T24">Justified</text:span>)</text:p>
        </text:list-item>
        <text:list-item>
          <text:p text:style-name="P36">Vertical Alignment (Top, Center, Bottom)</text:p>
        </text:list-item>
        <text:list-item>
          <text:p text:style-name="P36">Border Spacing</text:p>
        </text:list-item>
        <text:list-item>
          <text:p text:style-name="P36">Max Width</text:p>
        </text:list-item>
        <text:list-item>
          <text:p text:style-name="P36">Max Height</text:p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h text:style-name="P23" text:outline-level="1">General Requirements</text:h>
      <text:p text:style-name="Preformatted_20_Text">A basic requirement list</text:p>
      <text:p text:style-name="Preformatted_20_Text"/>
      <text:list xml:id="list4115472906" text:style-name="L2">
        <text:list-item>
          <text:p text:style-name="P37">Any string must be <text:span text:style-name="T25">able to be </text:span>converted into formatted text</text:p>
        </text:list-item>
        <text:list-item>
          <text:p text:style-name="P38">Any formatted text must be able to export its basic string</text:p>
        </text:list-item>
        <text:list-item>
          <text:p text:style-name="P38">The formatted text must be able to convert into string, applying the formatting</text:p>
        </text:list-item>
        <text:list-item>
          <text:p text:style-name="P39">The ‘<text:span text:style-name="T10">page</text:span>’ size must be able to be passed by parameter</text:p>
        </text:list-item>
        <text:list-item>
          <text:p text:style-name="P39">The ‘<text:span text:style-name="T10">page</text:span><text:span text:style-name="T14">’ size must be automatically set with the terminal size when possible and not passed by parameter</text:span></text:p>
        </text:list-item>
        <text:list-item>
          <text:p text:style-name="P40"><text:span text:style-name="T14">The ‘</text:span><text:span text:style-name="T10">page</text:span><text:span text:style-name="T14">’ size </text:span><text:span text:style-name="T18">must have a default value </text:span><text:span text:style-name="T19">for non-terminal use</text:span></text:p>
        </text:list-item>
      </text:list>
      <text:p text:style-name="P19"><text:span text:style-name="T33">Edit: </text:span><text:span text:style-name="T5">March </text:span><text:span text:style-name="T6">1</text:span><text:span text:style-name="T33">4</text:span><text:span text:style-name="T5"> 2023</text:span></text:p>
      <text:h text:style-name="P24" text:outline-level="1">Data Structure</text:h>
      <text:p text:style-name="P11">It needs to have a <text:span text:style-name="T10">str</text:span><text:span text:style-name="T14"> with the simple text, and be able to map the formatting…</text:span></text:p>
      <text:p text:style-name="P16"><text:span text:style-name="T14">‘</text:span><text:span text:style-name="T10">Page</text:span><text:span text:style-name="T14">’ size is the same for a group of texts, but it can’t be global so we can work in a file and terminal at same time, for example.</text:span></text:p>
      <text:p text:style-name="P41">To be able to make combinations of texts, or set different formatting in different points of the same text, it will need to use lists. </text:p>
      <text:p text:style-name="P44"/>
      <text:p text:style-name="P44">It is a nice idea to make it self-describing, so let set a <text:span text:style-name="T10">class</text:span> for spacing instead of a <text:span text:style-name="T10">list</text:span> <text:s/>:<text:span text:style-name="T34">^)</text:span></text:p>
      <text:p text:style-name="P45">…and use <text:span text:style-name="T10">str</text:span> instead of <text:span text:style-name="T10">char</text:span> for alignments too</text:p>
      <text:p text:style-name="P42"/>
      <text:list xml:id="list4192242109" text:style-name="L3">
        <text:list-item>
          <text:p text:style-name="P48"><text:span text:style-name="T22">S</text:span><text:span text:style-name="T14">pacing:</text:span></text:p>
        </text:list-item>
      </text:list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5">Type</text:p>
          </table:table-cell>
          <table:table-cell table:style-name="Tabela1.B1" office:value-type="string">
            <text:p text:style-name="P35">Name</text:p>
          </table:table-cell>
        </table:table-row>
        <table:table-row table:style-name="Tabela1.1">
          <table:table-cell table:style-name="Tabela1.A2" office:value-type="string">
            <text:p text:style-name="P30">int</text:p>
          </table:table-cell>
          <table:table-cell table:style-name="Tabela1.B2" office:value-type="string">
            <text:p text:style-name="P30">paragraph</text:p>
          </table:table-cell>
        </table:table-row>
        <table:table-row table:style-name="Tabela1.1">
          <table:table-cell table:style-name="Tabela1.A2" office:value-type="string">
            <text:p text:style-name="P31">int</text:p>
          </table:table-cell>
          <table:table-cell table:style-name="Tabela1.B2" office:value-type="string">
            <text:p text:style-name="P32">left</text:p>
          </table:table-cell>
        </table:table-row>
        <table:table-row table:style-name="Tabela1.1">
          <table:table-cell table:style-name="Tabela1.A2" office:value-type="string">
            <text:p text:style-name="P31">int</text:p>
          </table:table-cell>
          <table:table-cell table:style-name="Tabela1.B2" office:value-type="string">
            <text:p text:style-name="P32">right</text:p>
          </table:table-cell>
        </table:table-row>
        <table:table-row table:style-name="Tabela1.1">
          <table:table-cell table:style-name="Tabela1.A2" office:value-type="string">
            <text:p text:style-name="P31">int</text:p>
          </table:table-cell>
          <table:table-cell table:style-name="Tabela1.B2" office:value-type="string">
            <text:p text:style-name="P32">top</text:p>
          </table:table-cell>
        </table:table-row>
        <table:table-row table:style-name="Tabela1.1">
          <table:table-cell table:style-name="Tabela1.A2" office:value-type="string">
            <text:p text:style-name="P31">int</text:p>
          </table:table-cell>
          <table:table-cell table:style-name="Tabela1.B2" office:value-type="string">
            <text:p text:style-name="P32">bottom</text:p>
          </table:table-cell>
        </table:table-row>
      </table:table>
      <text:p text:style-name="P47"><text:span text:style-name="T22"/></text:p>
      <text:list xml:id="list113213424246587" text:continue-numbering="true" text:style-name="L3">
        <text:list-item>
          <text:p text:style-name="P46"><text:span text:style-name="T22">F</text:span><text:span text:style-name="T14">ormatted Text:</text:span></text:p>
        </text:list-item>
      </text:list>
      <table:table table:name="FormatedText" table:style-name="FormatedText" table:template-name="Default Style">
        <table:table-column table:style-name="FormatedText.A"/>
        <table:table-column table:style-name="FormatedText.B"/>
        <table:table-column table:style-name="FormatedText.C"/>
        <table:table-row table:style-name="FormatedText.1">
          <table:table-cell table:style-name="FormatedText.A1" office:value-type="string">
            <text:p text:style-name="P34">Type</text:p>
          </table:table-cell>
          <table:table-cell table:style-name="FormatedText.A1" office:value-type="string">
            <text:p text:style-name="P34">Name</text:p>
          </table:table-cell>
          <table:table-cell table:style-name="FormatedText.C1" office:value-type="string">
            <text:p text:style-name="P34">Description</text:p>
          </table:table-cell>
        </table:table-row>
        <table:table-row table:style-name="FormatedText.1">
          <table:table-cell table:style-name="FormatedText.A2" office:value-type="string">
            <text:p text:style-name="P27">str</text:p>
          </table:table-cell>
          <table:table-cell table:style-name="FormatedText.A2" office:value-type="string">
            <text:p text:style-name="P27">text</text:p>
          </table:table-cell>
          <table:table-cell table:style-name="FormatedText.C2" office:value-type="string">
            <text:p text:style-name="P27">- simple text</text:p>
          </table:table-cell>
        </table:table-row>
        <table:table-row table:style-name="FormatedText.1">
          <table:table-cell table:style-name="FormatedText.A2" office:value-type="string">
            <text:p text:style-name="P27"><text:span text:style-name="T28">i</text:span>nt</text:p>
          </table:table-cell>
          <table:table-cell table:style-name="FormatedText.A2" office:value-type="string">
            <text:p text:style-name="P27">width</text:p>
          </table:table-cell>
          <table:table-cell table:style-name="FormatedText.C2" office:value-type="string">
            <text:p text:style-name="P28">- <text:span text:style-name="T27">max width<text:tab/>(0 = limitless)</text:span></text:p>
          </table:table-cell>
        </table:table-row>
        <table:table-row table:style-name="FormatedText.1">
          <table:table-cell table:style-name="FormatedText.A2" office:value-type="string">
            <text:p text:style-name="P27">int</text:p>
          </table:table-cell>
          <table:table-cell table:style-name="FormatedText.A2" office:value-type="string">
            <text:p text:style-name="P27">height</text:p>
          </table:table-cell>
          <table:table-cell table:style-name="FormatedText.C2" office:value-type="string">
            <text:p text:style-name="P28">- <text:span text:style-name="T27">max height<text:tab/>(0 = limitless)</text:span></text:p>
          </table:table-cell>
        </table:table-row>
        <table:table-row table:style-name="FormatedText.1">
          <table:table-cell table:style-name="FormatedText.A2" office:value-type="string">
            <text:p text:style-name="P26">Spacing</text:p>
          </table:table-cell>
          <table:table-cell table:style-name="FormatedText.A2" office:value-type="string">
            <text:p text:style-name="P27">spacing</text:p>
          </table:table-cell>
          <table:table-cell table:style-name="FormatedText.C2" office:value-type="string">
            <text:p text:style-name="P29">- <text:span text:style-name="T13">int</text:span><text:span text:style-name="T29"> spacing </text:span><text:span text:style-name="T30">amounts</text:span></text:p>
          </table:table-cell>
        </table:table-row>
        <table:table-row table:style-name="FormatedText.1">
          <table:table-cell table:style-name="FormatedText.A2" office:value-type="string">
            <text:p text:style-name="P33">str</text:p>
          </table:table-cell>
          <table:table-cell table:style-name="FormatedText.A2" office:value-type="string">
            <text:p text:style-name="P27">horizontal_alignment</text:p>
          </table:table-cell>
          <table:table-cell table:style-name="FormatedText.C2" office:value-type="string">
            <text:p text:style-name="P28">- <text:span text:style-name="T27">Left, Center, Right, Justified</text:span></text:p>
          </table:table-cell>
        </table:table-row>
        <table:table-row table:style-name="FormatedText.7">
          <table:table-cell table:style-name="FormatedText.A2" office:value-type="string">
            <text:p text:style-name="P33">str</text:p>
          </table:table-cell>
          <table:table-cell table:style-name="FormatedText.A2" office:value-type="string">
            <text:p text:style-name="P27">vertical_alignment</text:p>
          </table:table-cell>
          <table:table-cell table:style-name="FormatedText.C2" office:value-type="string">
            <text:p text:style-name="P28">- <text:span text:style-name="T27">Top, Center, Bottom</text:span></text:p>
          </table:table-cell>
        </table:table-row>
      </table:table>
      <text:p text:style-name="P43"/>
      <text:p text:style-name="P4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Ubuntu" fo:font-family="Ubuntu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>
        <style:tab-stops/>
      </style:paragraph-properties>
      <style:text-properties fo:font-size="28pt" style:text-underline-style="solid" style:text-underline-width="auto" style:text-underline-color="font-color" fo:font-weight="bold" fo:background-color="transparent" style:font-size-asian="28pt" style:font-weight-asian="bold" style:font-size-complex="28pt" style:font-weight-complex="600"/>
    </style:style>
    <style:style style:name="Signature" style:family="paragraph" style:parent-style-name="Standard" style:class="text">
      <style:paragraph-properties text:number-lines="false" text:line-number="0"/>
      <style:text-properties fo:text-transform="capitalize" fo:color="#d9ff00" loext:opacity="100%" fo:text-shadow="1pt 1pt" style:text-underline-style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T1" style:family="text">
      <style:text-properties fo:color="#d9ff00" loext:opacity="100%"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111111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ignature"><text:a xlink:type="simple" xlink:href="https://www.linkedin.com/in/enzo-zavorski/" text:style-name="Internet_20_link" text:visited-style-name="Visited_20_Internet_20_Link"><text:span text:style-name="MT1">Enzo Zavorski Delevatti</text:span></text:a></text:p>
        <text:p text:style-name="Signature"><text:a xlink:type="simple" xlink:href="https://github.com/Zvorky" text:style-name="Internet_20_link" text:visited-style-name="Visited_20_Internet_20_Link"><text:span text:style-name="MT1">@Zvorky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09:53:22.765896879</meta:creation-date>
    <meta:generator>LibreOffice/7.3.7.2$Linux_X86_64 LibreOffice_project/30$Build-2</meta:generator>
    <dc:date>2023-03-14T11:31:42.134081259</dc:date>
    <meta:editing-duration>PT3H16M11S</meta:editing-duration>
    <meta:editing-cycles>66</meta:editing-cycles>
    <meta:keyword>Python; Text; Print; Tool; Alignment;</meta:keyword>
    <dc:subject>Planning the Caligrafo.py project, a Python Libray with Text and Printing Tools</dc:subject>
    <dc:title>Caligrafo Planning Document</dc:title>
    <meta:document-statistic meta:table-count="2" meta:image-count="0" meta:object-count="0" meta:page-count="4" meta:paragraph-count="79" meta:word-count="473" meta:character-count="2545" meta:non-whitespace-character-count="2163"/>
  </office:meta>
</office:document-meta>
</file>